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Ubuntu Mono" svg:font-family="'Ubuntu Mono'" style:font-adornments="Ital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op" style:family="table">
      <style:table-properties style:width="6.925in" table:align="margins" style:shadow="none"/>
    </style:style>
    <style:style style:name="top.A" style:family="table-column">
      <style:table-column-properties style:column-width="3.4625in" style:rel-column-width="32768*"/>
    </style:style>
    <style:style style:name="top.B" style:family="table-column">
      <style:table-column-properties style:column-width="3.4625in" style:rel-column-width="32767*"/>
    </style:style>
    <style:style style:name="top.A1" style:family="table-cell">
      <style:table-cell-properties fo:padding="0.0382in" fo:border-left="none" fo:border-right="none" fo:border-top="none" fo:border-bottom="0.0347in solid #000000"/>
    </style:style>
    <style:style style:name="data" style:family="table">
      <style:table-properties style:width="6.925in" table:align="margins"/>
    </style:style>
    <style:style style:name="data.A" style:family="table-column">
      <style:table-column-properties style:column-width="3.4625in" style:rel-column-width="32767*"/>
    </style:style>
    <style:style style:name="P1" style:family="paragraph" style:parent-style-name="Table_20_Contents">
      <style:text-properties style:font-name="Ubuntu Mono" fo:font-size="44pt" style:font-size-asian="44pt" style:font-size-complex="44pt"/>
    </style:style>
    <style:style style:name="P2" style:family="paragraph" style:parent-style-name="Table_20_Contents">
      <style:text-properties style:font-name="Ubuntu Mono" fo:font-size="16pt" style:font-size-asian="16pt" style:font-size-complex="16pt"/>
    </style:style>
    <style:style style:name="P3" style:family="paragraph" style:parent-style-name="Table_20_Contents">
      <style:text-properties style:font-name="Ubuntu Mono" fo:font-size="12pt" style:font-size-asian="12pt" style:font-size-complex="12pt"/>
    </style:style>
    <style:style style:name="P4" style:family="paragraph" style:parent-style-name="Table_20_Contents">
      <style:text-properties style:font-name="Ubuntu Mono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op" table:style-name="top">
        <table:table-column table:style-name="top.A"/>
        <table:table-column table:style-name="top.B"/>
        <table:table-row>
          <table:table-cell table:style-name="top.A1" office:value-type="string">
            <text:p text:style-name="P1">Ryan Combes</text:p>
          </table:table-cell>
          <table:table-cell table:style-name="top.A1" office:value-type="string">
            <text:p text:style-name="P3"/>
            <text:p text:style-name="P3"><text:s text:c="3"/><text:span text:style-name="T1">EMAIL </text:span><text:a xlink:type="simple" xlink:href="mailto:shasharala@outlook.com" text:style-name="Internet_20_link" text:visited-style-name="Visited_20_Internet_20_Link"><text:span text:style-name="T2">shasharala@outlook.com</text:span></text:a></text:p>
            <text:p text:style-name="P4"><text:s text:c="3"/>WEBSITE <text:span text:style-name="T2">www.shasharala.net</text:span></text:p>
          </table:table-cell>
        </table:table-row>
      </table:table>
      <text:p text:style-name="Text_20_body"/>
      <table:table table:name="data" table:style-name="data">
        <table:table-column table:style-name="data.A" table:number-columns-repeated="2"/>
        <table:table-row>
          <table:table-cell office:value-type="string">
            <text:p text:style-name="P2">EXPERIENCE</text:p>
            <text:p text:style-name="P3">Lorem Ipsum dolor si amet</text:p>
            <text:p text:style-name="P2"/>
            <text:p text:style-name="P2"/>
            <text:p text:style-name="P2"/>
            <text:p text:style-name="P2"/>
            <text:p text:style-name="P2"/>
          </table:table-cell>
          <table:table-cell office:value-type="string">
            <text:p text:style-name="P2">PROJECTS</text:p>
            <text:p text:style-name="P3">Lorem Ipsum dolor si amet</text:p>
          </table:table-cell>
        </table:table-row>
        <table:table-row>
          <table:table-cell office:value-type="string">
            <text:p text:style-name="P2">EDUCATION</text:p>
            <text:p text:style-name="P3">Lorem Ipsum dolor si amet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office:value-type="string">
            <text:p text:style-name="P2">SKILLS</text:p>
            <text:p text:style-name="P3">Lorem Ipsum dolor si am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Ubuntu Mono" svg:font-family="'Ubuntu Mono'" style:font-adornments="Ital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12T07:31:05.15</meta:creation-date>
    <meta:generator>OpenOffice/4.1.1$Win32 OpenOffice.org_project/411m6$Build-9775</meta:generator>
    <dc:date>2015-01-13T02:45:36.59</dc:date>
    <meta:editing-duration>PT29M10S</meta:editing-duration>
    <meta:editing-cycles>5</meta:editing-cycles>
    <meta:document-statistic meta:table-count="2" meta:image-count="0" meta:object-count="0" meta:page-count="1" meta:paragraph-count="11" meta:word-count="30" meta:character-count="204"/>
  </office:meta>
</office:document-meta>
</file>